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ahoma1" svg:font-family="Tahoma, Lucidasans, 'Lucida Sans', 'Arial Unicode MS'"/>
    <style:font-face style:name="Times New Roman" svg:font-family="'Times New Roman'"/>
    <style:font-face style:name="FreeSerif2" svg:font-family="FreeSerif" style:font-family-generic="roman"/>
    <style:font-face style:name="FreeMono" svg:font-family="FreeMono" style:font-adornments="Mittel" style:font-family-generic="modern" style:font-pitch="fixed"/>
    <style:font-face style:name="Bitstream Vera Sans" svg:font-family="'Bitstream Vera Sans'" style:font-pitch="variable"/>
    <style:font-face style:name="Charter" svg:font-family="Charte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FreeSerif1" svg:font-family="FreeSerif" style:font-family-generic="roman" style:font-pitch="variable"/>
    <style:font-face style:name="FreeSerif" svg:font-family="FreeSerif" style:font-adornments="Mittel" style:font-family-generic="roman" style:font-pitch="variable"/>
    <style:font-face style:name="Times" svg:font-family="Times" style:font-family-generic="roman" style:font-pitch="variable"/>
  </office:font-face-decls>
  <office:automatic-styles>
    <style:style style:name="P1" style:family="paragraph" style:parent-style-name="Text_20_body">
      <style:text-properties style:font-name="Times" fo:font-size="12pt" style:font-size-asian="12pt" style:font-size-complex="12pt"/>
    </style:style>
    <style:style style:name="P2" style:family="paragraph" style:parent-style-name="Text_20_body">
      <style:text-properties style:font-name="FreeSerif2" fo:font-size="12pt" style:font-size-asian="12pt" style:font-size-complex="12pt"/>
    </style:style>
    <style:style style:name="P3" style:family="paragraph" style:parent-style-name="Heading_20_2">
      <style:text-properties style:font-name="Times" fo:font-size="12pt" style:font-size-asian="12pt" style:font-size-complex="12pt"/>
    </style:style>
    <style:style style:name="P4" style:family="paragraph" style:parent-style-name="Heading_20_1">
      <style:text-properties style:font-name="Times" fo:font-size="12pt" fo:language="en" fo:country="GB" style:font-name-asian="HG Mincho Light J" style:font-size-asian="12pt" style:font-name-complex="Tahoma" style:font-size-complex="12pt"/>
    </style:style>
    <style:style style:name="P5" style:family="paragraph" style:parent-style-name="Standard" style:list-style-name="L1"/>
    <style:style style:name="P6" style:family="paragraph" style:parent-style-name="Standard" style:list-style-name="L1">
      <style:paragraph-properties text:number-lines="false" text:line-number="0"/>
      <style:text-properties style:font-name="Charter"/>
    </style:style>
    <style:style style:name="T1" style:family="text">
      <style:text-properties style:font-name="Times" fo:font-size="12pt" style:font-size-asian="12pt" style:font-size-complex="12pt"/>
    </style:style>
    <style:style style:name="T2" style:family="text">
      <style:text-properties style:font-name-asian="FreeMono" style:font-name-complex="FreeMono"/>
    </style:style>
    <style:style style:name="T3" style:family="text">
      <style:text-properties style:font-name="FreeSerif1"/>
    </style:style>
    <style:style style:name="T4" style:family="text">
      <style:text-properties style:font-name="FreeSerif1" style:font-name-asian="FreeMono" style:font-name-complex="FreeMono"/>
    </style:style>
    <style:style style:name="T5" style:family="text">
      <style:text-properties fo:font-size="12pt"/>
    </style:style>
    <style:style style:name="T6" style:family="text">
      <style:text-properties style:font-size-asian="12pt"/>
    </style:style>
    <style:style style:name="T7" style:family="text">
      <style:text-properties style:font-size-complex="12pt"/>
    </style:style>
    <style:style style:name="T8" style:family="text">
      <style:text-properties style:font-name="FreeSerif2"/>
    </style:style>
    <style:style style:name="T9" style:family="text">
      <style:text-properties style:font-name="FreeSerif2" fo:font-size="12pt" style:font-size-asian="12pt" style:font-size-complex="12pt"/>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2">Ingredients – for marinating the fish</text:h>
      <text:p text:style-name="Text_20_body">900g skinless salmon fillet, preferably centre-cut</text:p>
      <text:p text:style-name="Text_20_body"><text:span text:style-name="T2">⅓</text:span> teaspoon salt</text:p>
      <text:p text:style-name="Text_20_body"><text:span text:style-name="T4">⅓</text:span><text:span text:style-name="T3"> teaspoon </text:span>cayenne pepper</text:p>
      <text:p text:style-name="Text_20_body"><text:span text:style-name="T4">⅓</text:span><text:span text:style-name="T3"> teaspoon </text:span>ground turmeric</text:p>
      <text:h text:style-name="P3" text:outline-level="2">Ingredients – for poaching sauce</text:h>
      <text:p text:style-name="P1">2 teaspoons ground mustard</text:p>
      <text:p text:style-name="Text_20_body"><text:span text:style-name="T9">1 tablespoons ground coriander</text:span></text:p>
      <text:p text:style-name="P2">1 teaspoon ground cumin</text:p>
      <text:p text:style-name="P2">¼ teaspoon ground turmeric</text:p>
      <text:p text:style-name="P2">1 teaspoon curry powder</text:p>
      <text:p text:style-name="P2">½ teaspoon cayenne pepper</text:p>
      <text:p text:style-name="P2">¾ teaspoon salt</text:p>
      <text:p text:style-name="P2">180g tomatoes, grated</text:p>
      <text:p text:style-name="P2">2 tablespoons extra virgin olive oil</text:p>
      <text:p text:style-name="P2">½ teaspoon whole fennel seeds</text:p>
      <text:p text:style-name="P2">15 fresh curry leaves</text:p>
      <text:p text:style-name="Text_20_body"><text:span text:style-name="T9">½ teaspoon </text:span><text:span text:style-name="T1">brown mustard seeds (to fry)</text:span></text:p>
      <text:h text:style-name="P3" text:outline-level="2">Method</text:h>
      <text:list xml:id="list2112479891" text:style-name="L1">
        <text:list-item>
          <text:p text:style-name="P5">Cut the salmon fillet into manageable serving pieces. Dust both sides with marinade mixture. Place in plastic bag and refrigerate for 1 – 6 hours.</text:p>
        </text:list-item>
        <text:list-item>
          <text:p text:style-name="P5">Prepare the poaching sauce: Put ground mustard, ground coriander, cumin, turmeric, curry powder, cayenne pepper, salt, tomatoes and 120ml water into a bowl. <text:line-break/>Mix well and set aside.</text:p>
        </text:list-item>
        <text:list-item>
          <text:p text:style-name="P5">Pour oil into a large pan and set over a medium-high heat.</text:p>
        </text:list-item>
        <text:list-item>
          <text:p text:style-name="P5">When the oil is hot, put in mustard seeds. <text:line-break/>As soon as they begin to pop add fennel seeds. <text:line-break/>Stir and put in the poaching sauce and another 250ml water and curry leaves.</text:p>
        </text:list-item>
        <text:list-item>
          <text:p text:style-name="P5">Bring to a simmer. </text:p>
        </text:list-item>
        <text:list-item>
          <text:p text:style-name="P5">Reduce the heat to low and simmer gently for 10 minutes.<text:line-break/>This sauce can be refrigerated for several hours.</text:p>
        </text:list-item>
        <text:list-item>
          <text:p text:style-name="P5">To poach the fish, reheat the sauce in the pan and lay fish pieces in a single layer.</text:p>
        </text:list-item>
        <text:list-item>
          <text:p text:style-name="P5">Simmer on a low heat for about 5 minutes, until the bottom of the fish pieces are done.</text:p>
        </text:list-item>
        <text:list-item>
          <text:p text:style-name="P5">Carefully turn the fish pieces over and cook for a further 4 ~ 5 minutes until fish is just cooked through.</text:p>
        </text:list-item>
        <text:list-item>
          <text:p text:style-name="P5">Serve with a fresh squeeze of lemon juice.</text:p>
          <text:p text:style-name="P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Lucidasans, 'Lucida Sans', 'Arial Unicode MS'"/>
    <style:font-face style:name="Times New Roman" svg:font-family="'Times New Roman'"/>
    <style:font-face style:name="FreeSerif2" svg:font-family="FreeSerif" style:font-family-generic="roman"/>
    <style:font-face style:name="FreeMono" svg:font-family="FreeMono" style:font-adornments="Mittel" style:font-family-generic="modern" style:font-pitch="fixed"/>
    <style:font-face style:name="Bitstream Vera Sans" svg:font-family="'Bitstream Vera Sans'" style:font-pitch="variable"/>
    <style:font-face style:name="Charter" svg:font-family="Charte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FreeSerif1" svg:font-family="FreeSerif" style:font-family-generic="roman" style:font-pitch="variable"/>
    <style:font-face style:name="FreeSerif" svg:font-family="FreeSerif" style:font-adornments="Mittel" style:font-family-generic="roman" style:font-pitch="variable"/>
    <style:font-face style:name="Times" svg:font-family="Times"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FreeSerif"/>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FreeSerif" fo:font-size="14pt" style:font-name-asian="HG Mincho Light J"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Times New Roman"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Times New Roman"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Times New Roman" style:font-name-complex="Tahoma1"/>
    </style:style>
    <style:style style:name="Footnote_20_Symbol" style:display-name="Footnote Symbol" style:family="text"/>
    <style:style style:name="Numbering_20_Symbols" style:display-name="Numbering Symbols" style:family="text"/>
    <style:style style:name="Endnote_20_Symbol" style:display-name="End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ing_20_1">
      <style:text-properties style:font-name="Times" fo:font-size="12pt" fo:language="en" fo:country="GB" style:font-name-asian="HG Mincho Light J" style:font-size-asian="12pt" style:font-name-complex="Tahoma" style:font-size-complex="12pt"/>
    </style:style>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h text:style-name="MP1" text:outline-level="1">Salmon Curry</text:h>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creation-date>2010-10-03T13:43:23</meta:creation-date>
    <dc:language>en-AU</dc:language>
    <meta:editing-cycles>4</meta:editing-cycles>
    <meta:editing-duration>PT00H58M17S</meta:editing-duration>
    <meta:initial-creator>Frank Jung</meta:initial-creator>
    <dc:date>2011-01-08T18:45:01</dc:date>
    <dc:creator>Frank Jung</dc:creator>
    <meta:document-statistic meta:table-count="0" meta:image-count="0" meta:object-count="0" meta:page-count="1" meta:paragraph-count="30" meta:word-count="279" meta:character-count="1537"/>
    <meta:user-defined meta:name="Info 1"/>
    <meta:user-defined meta:name="Info 2"/>
    <meta:user-defined meta:name="Info 3"/>
    <meta:user-defined meta:name="Info 4"/>
  </office:meta>
</office:document-meta>
</file>